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94" calcext:value-type="float">
            <text:p>94.2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77104" calcext:value-type="float">
            <text:p>94.1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4392" calcext:value-type="float">
            <text:p>93.8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01744" calcext:value-type="float">
            <text:p>93.2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7736" calcext:value-type="float">
            <text:p>93.1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75608" calcext:value-type="float">
            <text:p>92.8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5464" calcext:value-type="float">
            <text:p>92.4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2816" calcext:value-type="float">
            <text:p>91.8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1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1056" calcext:value-type="float">
            <text:p>92.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44216" calcext:value-type="float">
            <text:p>91.64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41752" calcext:value-type="float">
            <text:p>91.74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1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7716" calcext:value-type="float">
            <text:p>91.57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1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13864" calcext:value-type="float">
            <text:p>91.11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1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02512" calcext:value-type="float">
            <text:p>90.20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10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4064" calcext:value-type="float">
            <text:p>88.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1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0264" calcext:value-type="float">
            <text:p>88.9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0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91544" calcext:value-type="float">
            <text:p>87.7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56848" calcext:value-type="float">
            <text:p>87.5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5032" calcext:value-type="float">
            <text:p>87.5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83824" calcext:value-type="float">
            <text:p>86.9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5912" calcext:value-type="float">
            <text:p>86.9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10544" calcext:value-type="float">
            <text:p>87.4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0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77656" calcext:value-type="float">
            <text:p>86.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68712" calcext:value-type="float">
            <text:p>86.4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4984" calcext:value-type="float">
            <text:p>86.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200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5336" calcext:value-type="float">
            <text:p>85.3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1999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4296" calcext:value-type="float">
            <text:p>84.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199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158584" calcext:value-type="float">
            <text:p>83.1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1997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11112" calcext:value-type="float">
            <text:p>82.8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3722" calcext:value-type="float">
            <text:p>82.3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199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78424" calcext:value-type="float">
            <text:p>81.8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199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22648" calcext:value-type="float">
            <text:p>80.6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199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287368" calcext:value-type="float">
            <text:p>80.2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199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4528" calcext:value-type="float">
            <text:p>80.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199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34384" calcext:value-type="float">
            <text:p>80.0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199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528" calcext:value-type="float">
            <text:p>79.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198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113888" calcext:value-type="float">
            <text:p>79.1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1987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46832" calcext:value-type="float">
            <text:p>79.0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198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232" calcext:value-type="float">
            <text:p>79.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198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37104" calcext:value-type="float">
            <text:p>78.9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198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3568" calcext:value-type="float">
            <text:p>79.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652" calcext:value-type="float">
            <text:p>78.8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197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3652" calcext:value-type="float">
            <text:p>78.8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4403</text:p>
          </table:table-cell>
          <table:table-cell office:value-type="string" calcext:value-type="string">
            <text:p>TWDB:2314403</text:p>
          </table:table-cell>
          <table:table-cell office:value-type="string" calcext:value-type="string">
            <text:p>197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